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ExtensionPropertyExpression.evaluate( MessageExchange exchange , NormalizedMessage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ExtensionPropertyExpression.FileExtensionPropertyExpression( String extension , boolean deleteExisting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ExtensionPropertyExpression.removeExtension( String file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ExtensionPropertyExpression.FileExtensionPropertyExpression( String file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